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632cm"/>
    </style:style>
    <style:style style:name="gr2" style:family="graphic" style:parent-style-name="standard">
      <style:graphic-properties draw:stroke="solid" svg:stroke-width="0.5cm" draw:marker-start-width="0.95cm" draw:marker-end-width="0.95cm" draw:textarea-horizontal-align="center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36pt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text:enable-numbering="true"/>
    </style:style>
    <style:style style:name="P10" style:family="paragraph">
      <style:text-properties fo:font-weight="bold"/>
    </style:style>
    <style:style style:name="P11" style:family="paragraph">
      <style:text-properties fo:font-size="24pt" fo:font-weight="bold"/>
    </style:style>
    <style:style style:name="P12" style:family="paragraph">
      <style:paragraph-properties fo:margin-left="0cm" fo:margin-right="0cm" fo:text-indent="0cm"/>
      <style:text-properties fo:font-size="36pt"/>
    </style:style>
    <style:style style:name="P13" style:family="paragraph">
      <style:paragraph-properties fo:margin-left="0cm" fo:margin-right="0cm" text:enable-numbering="true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18pt" fo:font-weight="bold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text-properties fo:font-size="32pt"/>
    </style:style>
    <style:style style:name="T1" style:family="text">
      <style:text-properties fo:font-size="44pt"/>
    </style:style>
    <style:style style:name="T2" style:family="text">
      <style:text-properties fo:font-size="36pt"/>
    </style:style>
    <style:style style:name="T3" style:family="text">
      <style:text-properties fo:font-weight="bold"/>
    </style:style>
    <style:style style:name="T4" style:family="text">
      <style:text-properties fo:font-size="24pt" fo:font-weight="bold"/>
    </style:style>
    <style:style style:name="T5" style:family="text">
      <style:text-properties fo:font-size="18pt"/>
    </style:style>
    <style:style style:name="T6" style:family="text">
      <style:text-properties fo:font-size="18pt" fo:font-weight="bold"/>
    </style:style>
    <style:style style:name="T7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6cm" svg:height="2.5cm" svg:x="6cm" svg:y="7.5cm">
          <draw:text-box>
            <text:p text:style-name="P1"><text:span text:style-name="T1">De DFMAP à UrbSAT</text:span></text:p>
          </draw:text-box>
        </draw:frame>
        <draw:line draw:style-name="gr2" draw:text-style-name="P3" draw:layer="layout" svg:x1="0.5cm" svg:y1="17.5cm" svg:x2="21cm" svg:y2="17.5cm">
          <text:p text:style-name="P4"/>
        </draw:line>
        <draw:line draw:style-name="gr2" draw:text-style-name="P3" draw:layer="layout" svg:x1="6cm" svg:y1="3cm" svg:x2="26.5cm" svg:y2="3cm">
          <text:p text:style-name="P4"/>
        </draw:line>
        <draw:frame draw:style-name="gr3" draw:layer="layout" svg:width="3.067cm" svg:height="1.038cm" svg:x="12.7cm" svg:y="12.5cm">
          <draw:text-box>
            <text:p text:style-name="P4">juin 2007</text:p>
          </draw:text-box>
        </draw:frame>
        <draw:frame draw:style-name="gr3" draw:layer="layout" svg:width="11.716cm" svg:height="1.038cm" svg:x="8.312cm" svg:y="11.2cm">
          <draw:text-box>
            <text:p text:style-name="P4">E. Bocher, T.LeDuc, F.Gonzales-Cortes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6" draw:layer="layout" svg:width="7.14cm" svg:height="1.826cm" svg:x="0.628cm" svg:y="0.5cm">
          <draw:text-box>
            <text:p text:style-name="P4"><text:span text:style-name="T2">Introduction</text:span></text:p>
          </draw:text-box>
        </draw:frame>
        <draw:line draw:style-name="gr2" draw:text-style-name="P3" draw:layer="layout" svg:x1="6cm" svg:y1="3cm" svg:x2="26.5cm" svg:y2="3cm">
          <text:p text:style-name="P4"/>
        </draw:line>
        <draw:frame draw:style-name="gr3" draw:text-style-name="P9" draw:layer="layout" svg:width="21.316cm" svg:height="1.825cm" svg:x="4cm" svg:y="6.675cm">
          <draw:text-box>
            <text:list text:style-name="L1">
              <text:list-item>
                <text:p text:style-name="P7"><text:s/>DFMap = logiciel pour réaliser des analyses statistiques des paramètres </text:p>
              </text:list-item>
            </text:list>
            <text:list text:style-name="L1">
              <text:list-item>
                <text:p text:style-name="P8">morphologiques du tissus urbain et des modes d'occupation des sols</text:p>
              </text:list-item>
            </text:list>
          </draw:text-box>
        </draw:frame>
        <draw:frame draw:style-name="gr3" draw:layer="layout" svg:width="10.569cm" svg:height="1.038cm" svg:x="8cm" svg:y="9.962cm">
          <draw:text-box>
            <text:p text:style-name="P4">Données en entrée = BPTopo IGN <text:s/></text:p>
          </draw:text-box>
        </draw:frame>
        <draw:frame draw:style-name="gr3" draw:layer="layout" svg:width="14.078cm" svg:height="1.038cm" svg:x="8.001cm" svg:y="11.962cm">
          <draw:text-box>
            <text:p text:style-name="P4">Données en sortie = Grille régulière (rugozone) <text:s/></text:p>
          </draw:text-box>
        </draw:frame>
        <draw:frame draw:style-name="gr3" draw:text-style-name="P10" draw:layer="layout" svg:width="2.581cm" svg:height="1.072cm" svg:x="1cm" svg:y="4.5cm">
          <draw:text-box>
            <text:p text:style-name="P4"><text:span text:style-name="T3">Rappel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5" draw:text-style-name="P3" draw:layer="layout" svg:width="22.753cm" svg:height="16.086cm" svg:x="3cm" svg:y="2.914cm">
          <draw:image xlink:href="/home/bocher/Desktop/DFmapScreen.jpg" xlink:type="simple" xlink:show="embed" xlink:actuate="onLoad">
            <text:p text:style-name="P4"/>
          </draw:image>
        </draw:frame>
        <draw:frame draw:style-name="gr3" draw:text-style-name="P11" draw:layer="layout" svg:width="3.508cm" svg:height="1.343cm" svg:x="0.788cm" svg:y="0.928cm">
          <draw:text-box>
            <text:p text:style-name="P4"><text:span text:style-name="T4">DFMAP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12" draw:layer="layout" svg:width="7.14cm" svg:height="1.826cm" svg:x="0.628cm" svg:y="0.5cm">
          <draw:text-box>
            <text:p text:style-name="P4"><text:span text:style-name="T2">Introduction</text:span></text:p>
          </draw:text-box>
        </draw:frame>
        <draw:line draw:style-name="gr2" draw:text-style-name="P3" draw:layer="layout" svg:x1="6cm" svg:y1="3cm" svg:x2="26.5cm" svg:y2="3cm">
          <text:p text:style-name="P4"/>
        </draw:line>
        <draw:frame draw:style-name="gr3" draw:text-style-name="P13" draw:layer="layout" svg:width="18.789cm" svg:height="1.038cm" svg:x="4cm" svg:y="7.075cm">
          <draw:text-box>
            <text:list text:style-name="L1">
              <text:list-item>
                <text:p text:style-name="P7"><text:span text:style-name="T5"><text:s/></text:span><text:span text:style-name="T5">Exploiter le coeur de DFMap dans la plateforme SIG de l'IRSTV</text:span></text:p>
              </text:list-item>
            </text:list>
          </draw:text-box>
        </draw:frame>
        <draw:frame draw:style-name="gr3" draw:text-style-name="P14" draw:layer="layout" svg:width="3.169cm" svg:height="1.072cm" svg:x="1cm" svg:y="4.5cm">
          <draw:text-box>
            <text:p text:style-name="P4"><text:span text:style-name="T6">Objectifs</text:span></text:p>
          </draw:text-box>
        </draw:frame>
        <draw:frame draw:style-name="gr3" draw:layer="layout" svg:width="18.684cm" svg:height="7.334cm" svg:x="6.5cm" svg:y="10cm">
          <draw:text-box>
            <text:p text:style-name="P4">- croisement avec d'autres sources de données,</text:p>
            <text:p text:style-name="P4"/>
            <text:p text:style-name="P4">- améliorer les méthodes de représentation des résultats,</text:p>
            <text:p text:style-name="P4"/>
            <text:p text:style-name="P4">- bénéficier d'un environnement de travail plus convivial,</text:p>
            <text:p text:style-name="P4"/>
            <text:p text:style-name="P4">- offrir un ensemble de méthodes de traitement qui pourront être </text:p>
            <text:p text:style-name="P4">exploitées dans d'autres projets scientifiques.</text:p>
            <text:p text:style-name="P4"/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6" draw:layer="layout" svg:width="8.135cm" svg:height="1.826cm" svg:x="0.628cm" svg:y="0.5cm">
          <draw:text-box>
            <text:p text:style-name="P4"><text:span text:style-name="T2">Méthodologie</text:span></text:p>
          </draw:text-box>
        </draw:frame>
        <draw:line draw:style-name="gr2" draw:text-style-name="P3" draw:layer="layout" svg:x1="6cm" svg:y1="3cm" svg:x2="26.5cm" svg:y2="3cm">
          <text:p text:style-name="P4"/>
        </draw:line>
        <draw:frame draw:style-name="gr3" draw:layer="layout" svg:width="18.087cm" svg:height="1.038cm" svg:x="2cm" svg:y="5.462cm">
          <draw:text-box>
            <text:p text:style-name="P4">Etape 1 : décomposition de la chaîne de traitement de DFMAP</text:p>
          </draw:text-box>
        </draw:frame>
        <draw:frame draw:style-name="gr3" draw:layer="layout" svg:width="11.674cm" svg:height="1.038cm" svg:x="2.001cm" svg:y="10.362cm">
          <draw:text-box>
            <text:p text:style-name="P4">Etape 2 : catégorisation des traitements</text:p>
          </draw:text-box>
        </draw:frame>
        <draw:frame draw:style-name="gr3" draw:layer="layout" svg:width="17.368cm" svg:height="1.038cm" svg:x="2.001cm" svg:y="14.962cm">
          <draw:text-box>
            <text:p text:style-name="P4">Etape 3 : implémentation dans la plateforme SIG de l'IRSTV</text:p>
          </draw:text-box>
        </draw:frame>
        <draw:frame draw:style-name="gr3" draw:text-style-name="P9" draw:layer="layout" svg:width="13.125cm" svg:height="1.825cm" svg:x="6.553cm" svg:y="16.962cm">
          <draw:text-box>
            <text:list text:style-name="L1">
              <text:list-item>
                <text:p text:style-name="P7"><text:s/>définition de la sémantique des traitements,</text:p>
              </text:list-item>
            </text:list>
            <text:list text:style-name="L1">
              <text:list-item>
                <text:p text:style-name="P7"><text:s/>développement informatiqu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5" draw:text-style-name="P3" draw:layer="layout" svg:width="20.562cm" svg:height="20.999cm" svg:x="4.438cm" svg:y="0cm">
          <draw:image xlink:href="../images/DFMAP_schema.png" xlink:type="simple" xlink:show="embed" xlink:actuate="onLoad">
            <text:p text:style-name="P4"/>
          </draw:image>
        </draw:frame>
        <draw:frame draw:style-name="gr3" draw:text-style-name="P11" draw:layer="layout" svg:width="3.512cm" svg:height="1.343cm" svg:x="0cm" svg:y="0.157cm">
          <draw:text-box>
            <text:p text:style-name="P4"><text:span text:style-name="T4">Etape 1</text:span></text:p>
          </draw:text-box>
        </draw:frame>
        <draw:frame draw:style-name="gr6" draw:text-style-name="P4" draw:layer="layout" svg:width="0.001cm" svg:height="1.275cm" svg:x="1.5cm" svg:y="4cm">
          <draw:text-box>
            <text:p text:style-name="P4"/>
          </draw:text-box>
        </draw:frame>
        <draw:frame draw:style-name="gr7" draw:layer="layout" svg:width="0.502cm" svg:height="1.275cm" svg:x="1cm" svg:y="4cm">
          <draw:text-box>
            <text:p text:style-name="P4"/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5" draw:text-style-name="P3" draw:layer="layout" svg:width="18.136cm" svg:height="20.999cm" svg:x="4.864cm" svg:y="0.001cm">
          <draw:image xlink:href="../images/urbsat_schema.png" xlink:type="simple" xlink:show="embed" xlink:actuate="onLoad">
            <text:p text:style-name="P4"/>
          </draw:image>
        </draw:frame>
        <draw:frame draw:style-name="gr3" draw:text-style-name="P11" draw:layer="layout" svg:width="3.512cm" svg:height="1.343cm" svg:x="0cm" svg:y="0.158cm">
          <draw:text-box>
            <text:p text:style-name="P4"><text:span text:style-name="T4">Etape 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" draw:text-style-name="P12" draw:layer="layout" svg:width="5.163cm" svg:height="1.826cm" svg:x="0.628cm" svg:y="0.5cm">
          <draw:text-box>
            <text:p text:style-name="P4"><text:span text:style-name="T2">Résultat</text:span></text:p>
          </draw:text-box>
        </draw:frame>
        <draw:line draw:style-name="gr2" draw:text-style-name="P3" draw:layer="layout" svg:x1="6cm" svg:y1="3cm" svg:x2="26.5cm" svg:y2="3cm">
          <text:p text:style-name="P4"/>
        </draw:line>
        <draw:frame draw:style-name="gr3" draw:text-style-name="P16" draw:layer="layout" svg:width="7.838cm" svg:height="1.657cm" svg:x="10cm" svg:y="9cm">
          <draw:text-box>
            <text:p text:style-name="P4"><text:span text:style-name="T7">Démonstration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'DejaVu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ragraphe_20_standard" style:display-name="Paragraphe standard" style:family="graphic">
      <style:paragraph-properties fo:margin-left="0cm" fo:margin-right="0cm" fo:margin-top="0.187cm" fo:margin-bottom="0cm" fo:text-indent="1.764cm"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21T10:32:07</meta:creation-date>
    <dc:date>2007-06-21T13:00:27</dc:date>
    <dc:language>fr-FR</dc:language>
    <meta:editing-cycles>23</meta:editing-cycles>
    <meta:editing-duration>PT2H15M24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